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==&gt; GLOBAL VARIABLES</text:p>
      <text:p text:style-name="P2">##############################################################################################</text:p>
      <text:p text:style-name="P2">$mainMod = Super <text:s text:c="11"/># Main modifier key (Super/Windows key)</text:p>
      <text:p text:style-name="P2">$subMod = $mainMod+Shift <text:s text:c="3"/># Sub-modifier key (Super+Shift)</text:p>
      <text:p text:style-name="P2">$term = kitty <text:s text:c="14"/># Terminal emulator (Kitty)</text:p>
      <text:p text:style-name="P2">$file = nemo <text:s text:c="15"/># File manager (Nemo)</text:p>
      <text:p text:style-name="P2">$browser = firefox <text:s text:c="9"/># Web browser (Firefox)</text:p>
      <text:p text:style-name="P2">$binPath = ~/bin <text:s text:c="11"/># Path to custom scripts</text:p>
      <text:p text:style-name="P2">##############################################################################################</text:p>
      <text:p text:style-name="P2"/>
      <text:p text:style-name="P2">##==&gt; SYSTEM BINDS</text:p>
      <text:p text:style-name="P2">##############################################################################################</text:p>
      <text:p text:style-name="P2">bind = $mainMod, Return, exec, $term <text:s text:c="41"/>#==&gt; Launch terminal</text:p>
      <text:p text:style-name="P2">bind = $mainMod, E, exec, $file <text:s text:c="45"/>#==&gt; Launch file manager</text:p>
      <text:p text:style-name="P2">bind = Ctrl+Shift, Escape, exec, $term -e btop <text:s text:c="30"/>#==&gt; Launch system monitor (Btop)</text:p>
      <text:p text:style-name="P2">bind = $mainMod, W, exec, python ~/.config/meowrch/meowrch.py --action select-wallpaper <text:s/>#==&gt; Select wallpaper</text:p>
      <text:p text:style-name="P2">bind = $mainMod, T, exec, python ~/.config/meowrch/meowrch.py --action select-theme <text:s text:c="4"/>#==&gt; Select theme</text:p>
      <text:p text:style-name="P2">bind = , Print, exec, flameshot gui <text:s text:c="41"/>#==&gt; Take screenshot</text:p>
      <text:p text:style-name="P2">bind = $mainMod, P, exec, pavucontrol <text:s text:c="39"/>#==&gt; Open audio settings (Pavucontrol)</text:p>
      <text:p text:style-name="P2">bind = $mainMod, V, exec, sh $binPath/rofi-menus/clipboard-manager.sh <text:s text:c="6"/>#==&gt; Clipboard manager</text:p>
      <text:p text:style-name="P2">bind = $mainMod, D, exec, rofi -show drun <text:s text:c="35"/>#==&gt; Launch app manager (Rofi)</text:p>
      <text:p text:style-name="P2">bind = $mainMod, code:60, exec, sh $binPath/rofi-menus/rofimoji.sh <text:s text:c="10"/>#==&gt; Emoji picker (Rofi)</text:p>
      <text:p text:style-name="P2">bind = $mainMod, X, exec, sh $binPath/rofi-menus/powermenu.sh <text:s text:c="15"/>#==&gt; Power menu (Rofi)</text:p>
      <text:p text:style-name="P2">bind = $mainMod, L, exec, sh $HOME/bin/screen-lock.sh <text:s text:c="23"/>#==&gt; Lock screen</text:p>
      <text:p text:style-name="P2">bind = $mainMod, C, exec, sh $HOME/bin/color-picker.sh <text:s text:c="22"/>#==&gt; Color picker tool</text:p>
      <text:p text:style-name="P2">bind = $mainMod, B, exec, sh $HOME/bin/toggle-bar.sh <text:s text:c="24"/>#==&gt; Toggle Waybar visibility</text:p>
      <text:p text:style-name="P2"><text:soft-page-break/>##############################################################################################</text:p>
      <text:p text:style-name="P2"/>
      <text:p text:style-name="P2">##==&gt; USER APPLICATIONS</text:p>
      <text:p text:style-name="P2">##############################################################################################</text:p>
      <text:p text:style-name="P2">bind = $subMod, C, exec, code <text:s text:c="48"/>#==&gt; Launch Visual Studio Code</text:p>
      <text:p text:style-name="P2">bind = $subMod, F, exec, firefox <text:s text:c="45"/>#==&gt; Launch Firefox</text:p>
      <text:p text:style-name="P2">bind = $subMod, T, exec, telegram-desktop <text:s text:c="35"/>#==&gt; Launch Telegram</text:p>
      <text:p text:style-name="P2">bind = $subMod, O, exec, obs <text:s text:c="48"/>#==&gt; Launch OBS (Open Broadcaster Software)</text:p>
      <text:p text:style-name="P2">bind = $subMod, P, exec, spotify <text:s text:c="44"/>#==&gt; Launch Spotify</text:p>
      <text:p text:style-name="P2">bind = $subMod, V, exec, vlc <text:s text:c="48"/>#==&gt; Launch VLC Media Player</text:p>
      <text:p text:style-name="P2">bind = $subMod, W, exec, discord <text:s text:c="44"/>#==&gt; Launch Discord</text:p>
      <text:p text:style-name="P2">bind = $subMod, J, exec, joplin <text:s text:c="45"/>#==&gt; Launch Joplin (Notes app)</text:p>
      <text:p text:style-name="P2">bind = $subMod, L, exec, libreoffice --writer <text:s text:c="31"/>#==&gt; Launch LibreOffice Writer</text:p>
      <text:p text:style-name="P2">##############################################################################################</text:p>
      <text:p text:style-name="P2"/>
      <text:p text:style-name="P2">##==&gt; SYSTEM CONTROLS</text:p>
      <text:p text:style-name="P2">##############################################################################################</text:p>
      <text:p text:style-name="P2">#-----------------------------------------------------------------------------------------------## VOLUME</text:p>
      <text:p text:style-name="P2">bindel = , XF86AudioRaiseVolume, exec, amixer -D pulse sset Master 5%+ <text:s text:c="7"/>#==&gt; Increase volume</text:p>
      <text:p text:style-name="P2">bindel = , XF86AudioLowerVolume, exec, amixer -D pulse sset Master 5%- <text:s text:c="7"/>#==&gt; Decrease volume</text:p>
      <text:p text:style-name="P2">bindl <text:s/>= , XF86AudioMute, exec, amixer -D pulse sset Master toggle <text:s text:c="11"/>#==&gt; Toggle mute</text:p>
      <text:p text:style-name="P2">bindl <text:s/>= , XF86AudioMicMute, exec, amixer -D pulse sset Capture toggle <text:s text:c="7"/>#==&gt; Toggle microphone mute</text:p>
      <text:p text:style-name="P2">#-----------------------------------------------------------------------------------------------## PLAYER (Media Controls)</text:p>
      <text:p text:style-name="P2">bindl <text:s/>= , XF86AudioPlay, exec, playerctl play-pause <text:s text:c="24"/>#==&gt; Play/Pause media</text:p>
      <text:p text:style-name="P2">bindl <text:s/>= , XF86AudioPause, exec, playerctl play-pause <text:s text:c="23"/><text:soft-page-break/>#==&gt; Pause media</text:p>
      <text:p text:style-name="P2">bindl <text:s/>= , XF86AudioNext, exec, playerctl next <text:s text:c="30"/>#==&gt; Next media track</text:p>
      <text:p text:style-name="P2">bindl <text:s/>= , XF86AudioPrev, exec, playerctl previous <text:s text:c="26"/>#==&gt; Previous media track</text:p>
      <text:p text:style-name="P2">bindl <text:s/>= , XF86AudioStop, exec, playerctl stop <text:s text:c="30"/>#==&gt; Stop media playback</text:p>
      <text:p text:style-name="P2">#-----------------------------------------------------------------------------------------------## BRIGHTNESS</text:p>
      <text:p text:style-name="P2">bindel = , XF86MonBrightnessUp, exec, light -A 10 <text:s text:c="26"/>#==&gt; Increase brightness</text:p>
      <text:p text:style-name="P2">bindel = , XF86MonBrightnessDown, exec, light -U 10 <text:s text:c="24"/>#==&gt; Decrease brightness</text:p>
      <text:p text:style-name="P2">##############################################################################################</text:p>
      <text:p text:style-name="P2"/>
      <text:p text:style-name="P2">##==&gt; HYPRLAND (Window and Workspace Management)</text:p>
      <text:p text:style-name="P2">##############################################################################################</text:p>
      <text:p text:style-name="P2">#--------------------------------------------------------------------------------------------## Session actions</text:p>
      <text:p text:style-name="P2">bind = $mainMod, Delete, exit <text:s text:c="47"/>#==&gt; Exit Hyprland session</text:p>
      <text:p text:style-name="P2">bind = Ctrl+Shift, R, exec, hyprctl reload <text:s text:c="34"/>#==&gt; Reload Hyprland session</text:p>
      <text:p text:style-name="P2">#--------------------------------------------------------------------------------------------## Window actions</text:p>
      <text:p text:style-name="P2">bind = $mainMod, Q, exec, hyprctl dispatch killactive "" <text:s text:c="21"/>#==&gt; Close focused window</text:p>
      <text:p text:style-name="P2">bind = $mainMod, Space, togglefloating <text:s text:c="38"/>#==&gt; Toggle window between tiled and floating</text:p>
      <text:p text:style-name="P2">bind = Alt, Return, fullscreen <text:s text:c="47"/>#==&gt; Toggle fullscreen</text:p>
      <text:p text:style-name="P2">#--------------------------------------------------------------------------------------------## Move/Change window focus</text:p>
      <text:p text:style-name="P2">bind = $mainMod, Right, movefocus, right <text:s text:c="37"/>#==&gt; Move focus right</text:p>
      <text:p text:style-name="P2">bind = $mainMod, Left, movefocus, left <text:s text:c="39"/>#==&gt; Move focus left</text:p>
      <text:p text:style-name="P2">bind = $mainMod, Up, movefocus, up <text:s text:c="43"/>#==&gt; Move focus up</text:p>
      <text:p text:style-name="P2">bind = $mainMod, Down, movefocus, down <text:s text:c="39"/>#==&gt; Move focus down</text:p>
      <text:p text:style-name="P2">bind = Alt, Tab, movefocus, down <text:s text:c="45"/>#==&gt; Alt+Tab for switching focus</text:p>
      <text:p text:style-name="P2"><text:soft-page-break/>#--------------------------------------------------------------------------------------------## Switch workspaces</text:p>
      <text:p text:style-name="P2">bind = $mainMod, 1, workspace, 1 <text:s text:c="45"/>#==&gt; Switch to workspace 1</text:p>
      <text:p text:style-name="P2">bind = $mainMod, 2, workspace, 2 <text:s text:c="45"/>#==&gt; Switch to workspace 2</text:p>
      <text:p text:style-name="P2">bind = $mainMod, 3, workspace, 3 <text:s text:c="45"/>#==&gt; Switch to workspace 3</text:p>
      <text:p text:style-name="P2">bind = $mainMod, 4, workspace, 4 <text:s text:c="45"/>#==&gt; Switch to workspace 4</text:p>
      <text:p text:style-name="P2">bind = $mainMod, 5, workspace, 5 <text:s text:c="45"/>#==&gt; Switch to workspace 5</text:p>
      <text:p text:style-name="P2">bind = $mainMod, 6, workspace, 6 <text:s text:c="45"/>#==&gt; Switch to workspace 6</text:p>
      <text:p text:style-name="P2">bind = $mainMod, 7, workspace, 7 <text:s text:c="45"/>#==&gt; Switch to workspace 7</text:p>
      <text:p text:style-name="P2">bind = $mainMod, 8, workspace, 8 <text:s text:c="45"/>#==&gt; Switch to workspace 8</text:p>
      <text:p text:style-name="P2">bind = $mainMod, 9, workspace, 9 <text:s text:c="45"/>#==&gt; Switch to workspace 9</text:p>
      <text:p text:style-name="P2">bind = $mainMod, 0, workspace, 10 <text:s text:c="44"/>#==&gt; Switch to workspace 10</text:p>
      <text:p text:style-name="P2">bind = $mainMod+Ctrl, Right, workspace, r+1 <text:s text:c="33"/>#==&gt; Switch to next workspace</text:p>
      <text:p text:style-name="P2">bind = $mainMod+Ctrl, Left, workspace, r-1 <text:s text:c="34"/>#==&gt; Switch to previous workspace</text:p>
      <text:p text:style-name="P2">bind = $mainMod+Ctrl, Down, workspace, empty <text:s text:c="33"/>#==&gt; Switch to the first empty workspace</text:p>
      <text:p text:style-name="P2">bind = $mainMod, mouse_down, workspace, e+10 <text:s text:c="32"/>#==&gt; Scroll workspaces forward</text:p>
      <text:p text:style-name="P2">bind = $mainMod, mouse_up, workspace, e-10 <text:s text:c="34"/>#==&gt; Scroll workspaces back</text:p>
      <text:p text:style-name="P2">#--------------------------------------------------------------------------------------------## Resize windows</text:p>
      <text:p text:style-name="P2">binde = $mainMod+Shift, Right, resizeactive, 30 0 <text:s text:c="27"/>#==&gt; Resize active window to the right</text:p>
      <text:p text:style-name="P2">binde = $mainMod+Shift, Left, resizeactive, -30 0 <text:s text:c="27"/>#==&gt; Resize active window to the left</text:p>
      <text:p text:style-name="P2">binde = $mainMod+Shift, Up, resizeactive, 0 -30 <text:s text:c="29"/>#==&gt; Resize active window upwards</text:p>
      <text:p text:style-name="P2">binde = $mainMod+Shift, Down, resizeactive, 0 30 <text:s text:c="28"/>#==&gt; Resize active window downwards</text:p>
      <text:p text:style-name="P2">bindm = $mainMod, mouse:273, resizewindow <text:s text:c="35"/>#==&gt; Resize window with mouse</text:p>
      <text:p text:style-name="P2">#----------------------------------------------------------------<text:soft-page-break/>----------------------------## Move focused window to a workspace</text:p>
      <text:p text:style-name="P2">bind = $mainMod+Shift, 1, movetoworkspace, 1 <text:s text:c="32"/>#==&gt; Move window to workspace 1</text:p>
      <text:p text:style-name="P2">bind = $mainMod+Shift, 2, movetoworkspace, 2 <text:s text:c="32"/>#==&gt; Move window to workspace 2</text:p>
      <text:p text:style-name="P2">bind = $mainMod+Shift, 3, movetoworkspace, 3 <text:s text:c="32"/>#==&gt; Move window to workspace 3</text:p>
      <text:p text:style-name="P2">bind = $mainMod+Shift, 4, movetoworkspace, 4 <text:s text:c="32"/>#==&gt; Move window to workspace 4</text:p>
      <text:p text:style-name="P2">bind = $mainMod+Shift, 5, movetoworkspace, 5 <text:s text:c="32"/>#==&gt; Move window to workspace 5</text:p>
      <text:p text:style-name="P2">bind = $mainMod+Shift, 6, movetoworkspace, 6 <text:s text:c="32"/>#==&gt; Move window to workspace 6</text:p>
      <text:p text:style-name="P2">bind = $mainMod+Shift, 7, movetoworkspace, 7 <text:s text:c="32"/>#==&gt; Move window to workspace 7</text:p>
      <text:p text:style-name="P2">bind = $mainMod+Shift, 8, movetoworkspace, 8 <text:s text:c="32"/>#==&gt; Move window to workspace 8</text:p>
      <text:p text:style-name="P2">bind = $mainMod+Shift, 9, movetoworkspace, 9 <text:s text:c="32"/>#==&gt; Move window to workspace 9</text:p>
      <text:p text:style-name="P2">bind = $mainMod+Shift, 0, movetoworkspace, 10 <text:s text:c="31"/>#==&gt; Move window to workspace 10</text:p>
      <text:p text:style-name="P2">##############################################################################################</text:p>
      <text:p text:style-name="P2"/>
      <text:p text:style-name="P2">##==&gt; PLAYER/MEDIA CONTROLS</text:p>
      <text:p text:style-name="P2">##############################################################################################</text:p>
      <text:p text:style-name="P2">bind = $mainMod, F5, exec, playerctl play-pause <text:s text:c="30"/>#==&gt; Play/Pause media</text:p>
      <text:p text:style-name="P2">bind = $mainMod, F6, exec, playerctl next <text:s text:c="36"/>#==&gt; Next track</text:p>
      <text:p text:style-name="P2">bind = $mainMod, F7, exec, playerctl previous <text:s text:c="32"/>#==&gt; Previous track</text:p>
      <text:p text:style-name="P2">bind = $mainMod, F8, exec, playerctl stop <text:s text:c="36"/>#==&gt; Stop playback</text:p>
      <text:p text:style-name="P2">bind = $mainMod, F9, exec, mpv ~/Music/song.mp3 <text:s text:c="29"/>#==&gt; Play a specific song in MPV</text:p>
      <text:p text:style-name="P2">##############################################################################################</text:p>
      <text:p text:style-name="P2"/>
      <text:p text:style-name="P2">##==&gt; MISC SHORTCUTS</text:p>
      <text:p text:style-name="P2">##############################################################################################</text:p>
      <text:p text:style-name="P2">bind = $mainMod, R, exec, recordmydesktop -o ~/Videos/screen_recording.ogv <text:s text:c="2"/>#==&gt; Start screen recording</text:p>
      <text:p text:style-name="P2"><text:soft-page-break/>bind = $mainMod+Ctrl, L, exec, gnome-screenshot -i <text:s text:c="26"/>#==&gt; Take screenshot (interactive)</text:p>
      <text:p text:style-name="P2">bind = $mainMod, W, exec, rofi -show window <text:s text:c="33"/>#==&gt; Switch between open windows using Rofi</text:p>
      <text:p text:style-name="P2">bind = $mainMod+Shift, B, exec, blurlock -b <text:s text:c="33"/>#==&gt; Lock screen with blur effec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4-12-30T14:16:58.485777727</dc:date>
    <meta:editing-duration>PT32M17S</meta:editing-duration>
    <meta:editing-cycles>4</meta:editing-cycles>
    <meta:document-statistic meta:table-count="0" meta:image-count="0" meta:object-count="0" meta:page-count="6" meta:paragraph-count="118" meta:word-count="1059" meta:character-count="11421" meta:non-whitespace-character-count="7756"/>
  </office:meta>
</office:document-meta>
</file>